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weight="bold" officeooo:rsid="001ac7da" officeooo:paragraph-rsid="00290580" style:font-weight-asian="bold" style:font-weight-complex="bold"/>
    </style:style>
    <style:style style:name="P2" style:family="paragraph" style:parent-style-name="Standard">
      <style:paragraph-properties fo:line-height="115%"/>
      <style:text-properties style:font-name="Arial1" officeooo:rsid="001d8751" officeooo:paragraph-rsid="00208381"/>
    </style:style>
    <style:style style:name="P3" style:family="paragraph" style:parent-style-name="Standard">
      <style:paragraph-properties fo:line-height="115%"/>
      <style:text-properties officeooo:paragraph-rsid="00208381"/>
    </style:style>
    <style:style style:name="P4" style:family="paragraph" style:parent-style-name="Standard">
      <style:paragraph-properties fo:line-height="115%"/>
      <style:text-properties style:font-name="Arial1" officeooo:rsid="001d8751" officeooo:paragraph-rsid="00222241"/>
    </style:style>
    <style:style style:name="P5" style:family="paragraph" style:parent-style-name="Standard">
      <style:paragraph-properties fo:line-height="115%"/>
      <style:text-properties style:font-name="Arial1" officeooo:rsid="002732bd" officeooo:paragraph-rsid="002732bd"/>
    </style:style>
    <style:style style:name="P6" style:family="paragraph" style:parent-style-name="Standard">
      <style:paragraph-properties fo:line-height="115%"/>
      <style:text-properties style:font-name="Arial1" officeooo:rsid="001d8751" officeooo:paragraph-rsid="002732bd"/>
    </style:style>
    <style:style style:name="P7" style:family="paragraph" style:parent-style-name="Standard" style:list-style-name="L1">
      <style:text-properties style:font-name="Arial1" officeooo:rsid="001d8751" officeooo:paragraph-rsid="001ed35c"/>
    </style:style>
    <style:style style:name="P8" style:family="paragraph" style:parent-style-name="Standard" style:list-style-name="L1">
      <style:paragraph-properties fo:line-height="115%"/>
      <style:text-properties officeooo:paragraph-rsid="001ed35c"/>
    </style:style>
    <style:style style:name="P9" style:family="paragraph" style:parent-style-name="Standard" style:list-style-name="L1">
      <style:paragraph-properties fo:line-height="200%"/>
      <style:text-properties style:font-name="Arial1" officeooo:rsid="001d8751" officeooo:paragraph-rsid="00208381"/>
    </style:style>
    <style:style style:name="P10" style:family="paragraph" style:parent-style-name="Standard" style:list-style-name="L1">
      <style:paragraph-properties fo:line-height="115%"/>
      <style:text-properties style:font-name="Arial1" fo:font-style="italic" officeooo:rsid="001d8751" officeooo:paragraph-rsid="00222241" style:font-style-asian="italic" style:font-style-complex="italic"/>
    </style:style>
    <style:style style:name="P11" style:family="paragraph" style:parent-style-name="Standard" style:list-style-name="L1">
      <style:paragraph-properties fo:line-height="115%"/>
      <style:text-properties fo:color="#666666" loext:opacity="100%" style:font-name="Arial1" fo:font-style="italic" officeooo:rsid="00222241" officeooo:paragraph-rsid="00222241" style:font-style-asian="italic" style:font-style-complex="italic"/>
    </style:style>
    <style:style style:name="P12" style:family="paragraph" style:parent-style-name="Standard" style:list-style-name="L1">
      <style:paragraph-properties fo:line-height="115%"/>
      <style:text-properties style:font-name="Arial1" officeooo:rsid="001d8751" officeooo:paragraph-rsid="002732bd"/>
    </style:style>
    <style:style style:name="P13" style:family="paragraph" style:parent-style-name="Standard" style:list-style-name="L1">
      <style:paragraph-properties fo:line-height="115%"/>
      <style:text-properties style:font-name="Arial1" officeooo:rsid="001d8751" officeooo:paragraph-rsid="00208381"/>
    </style:style>
    <style:style style:name="P14" style:family="paragraph" style:parent-style-name="Standard" style:list-style-name="L1">
      <style:paragraph-properties fo:line-height="200%"/>
      <style:text-properties style:font-name="Arial1" fo:font-style="italic" officeooo:rsid="001d8751" officeooo:paragraph-rsid="00208381" style:font-style-asian="italic" style:font-style-complex="italic"/>
    </style:style>
    <style:style style:name="P15" style:family="paragraph" style:parent-style-name="Standard" style:list-style-name="L1">
      <style:paragraph-properties fo:line-height="200%"/>
      <style:text-properties style:font-name="Arial1" fo:font-style="italic" officeooo:rsid="00208381" officeooo:paragraph-rsid="00208381" style:font-style-asian="italic" style:font-style-complex="italic"/>
    </style:style>
    <style:style style:name="P16" style:family="paragraph" style:parent-style-name="Standard" style:list-style-name="L1">
      <style:paragraph-properties fo:line-height="115%"/>
      <style:text-properties style:font-name="Arial1" officeooo:rsid="00208381" officeooo:paragraph-rsid="002732bd"/>
    </style:style>
    <style:style style:name="P17" style:family="paragraph" style:parent-style-name="Standard" style:list-style-name="L1">
      <style:paragraph-properties fo:line-height="115%"/>
      <style:text-properties fo:color="#666666" loext:opacity="100%" style:font-name="Arial1" fo:font-style="italic" officeooo:rsid="00222241" officeooo:paragraph-rsid="00241343" style:font-style-asian="italic" style:font-style-complex="italic"/>
    </style:style>
    <style:style style:name="P18" style:family="paragraph" style:parent-style-name="Standard" style:list-style-name="L1">
      <style:paragraph-properties fo:line-height="115%"/>
      <style:text-properties fo:color="#000000" loext:opacity="100%" style:font-name="Arial1" fo:font-style="italic" officeooo:rsid="002562b1" officeooo:paragraph-rsid="00241343" style:font-style-asian="italic" style:font-style-complex="italic"/>
    </style:style>
    <style:style style:name="T1" style:family="text">
      <style:text-properties style:font-name="Arial1" officeooo:rsid="001d8751"/>
    </style:style>
    <style:style style:name="T2" style:family="text">
      <style:text-properties style:font-name="Arial1" officeooo:rsid="001ed35c"/>
    </style:style>
    <style:style style:name="T3" style:family="text">
      <style:text-properties style:font-name="Arial1" fo:font-style="italic" officeooo:rsid="001ed35c" style:font-style-asian="italic" style:font-style-complex="italic"/>
    </style:style>
    <style:style style:name="T4" style:family="text">
      <style:text-properties fo:color="#666666" loext:opacity="100%" fo:font-style="italic" officeooo:rsid="00222241" style:font-style-asian="italic" style:font-style-complex="italic"/>
    </style:style>
    <style:style style:name="T5" style:family="text">
      <style:text-properties fo:font-style="italic" officeooo:rsid="00208381" style:font-style-asian="italic" style:font-style-complex="italic"/>
    </style:style>
    <style:style style:name="T6" style:family="text">
      <style:text-properties officeooo:rsid="001ed35c"/>
    </style:style>
    <style:style style:name="T7" style:family="text">
      <style:text-properties fo:font-style="italic" officeooo:rsid="001ed35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22241" style:font-style-asian="italic" style:font-style-complex="italic"/>
    </style:style>
    <style:style style:name="T10" style:family="text">
      <style:text-properties officeooo:rsid="00208381"/>
    </style:style>
    <style:style style:name="T11" style:family="text">
      <style:text-properties officeooo:rsid="0022224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</text:p>
      <text:p text:style-name="P2"/>
      <text:section text:style-name="Sect1" text:name="Intro y 1.1" text:protected="true">
        <text:p text:style-name="P2">Realizar las siguientes tareas, de forma que para cada una de ellas quede constancia de que la tarea ha sido realizada.</text:p>
        <text:p text:style-name="P3"><text:span text:style-name="T1"><text:line-break/>1. Se nos ha asignado la tarea de realizar la codificación de una clase que formará parte de un software de gestión para un </text:span><text:span text:style-name="T2">zoológico</text:span><text:span text:style-name="T1">. Para ellos debemos realizar las siguientes tareas:</text:span></text:p>
        <text:p text:style-name="P2"/>
        <text:p text:style-name="P3"><text:span text:style-name="T1"><text:tab/>1.1. Crear un nuevo proyecto con el nombre "</text:span><text:span text:style-name="T3">Animales</text:span><text:span text:style-name="T1">".</text:span></text:p>
      </text:section>
      <text:p text:style-name="P4"><text:tab/><text:span text:style-name="T4">PEGA AQUÍ UNA CAPTURA DE LA SOLUCIÓN</text:span></text:p>
      <text:p text:style-name="P5"/>
      <text:section text:style-name="Sect1" text:name="1.2" text:protected="true">
        <text:p text:style-name="P6"><text:tab/>1.2. Crear una nueva clase llamada "<text:span text:style-name="T5">Pájaro</text:span>" que contendrá la información referente <text:tab/>a<text:span text:style-name="T6">l cuidado del ave</text:span>. La clase contendrá las siguientes variables:<text:line-break/></text:p>
        <text:list text:style-name="L1">
          <text:list-item>
            <text:p text:style-name="P7"><text:span text:style-name="T7">nombre_especie</text:span>: indicará el <text:span text:style-name="T6">nombre científico de la especie del ave</text:span>.<text:line-break/></text:p>
          </text:list-item>
          <text:list-item>
            <text:p text:style-name="P8"><text:span text:style-name="T3">envergadura</text:span><text:span text:style-name="T1">: indicará la </text:span><text:span text:style-name="T2">distancia entre las puntas de las alas del ave cuando aquellas están completamente abiertas, en centímetros.</text:span><text:span text:style-name="T1"><text:line-break/></text:span></text:p>
          </text:list-item>
          <text:list-item>
            <text:p text:style-name="P7"><text:span text:style-name="T8">peso</text:span>: peso en gramos del <text:span text:style-name="T6">animal.</text:span></text:p>
            <text:p text:style-name="P9"><text:line-break/>El código para la clase será el siguiente:<text:line-break/><text:span text:style-name="T8">public class </text:span><text:span text:style-name="T5">Pájaro</text:span><text:span text:style-name="T8"> {</text:span></text:p>
            <text:p text:style-name="P9"><text:span text:style-name="T8">//</text:span><text:span text:style-name="T9">Aquí se almacena la información del pájaro</text:span><text:span text:style-name="T8"><text:line-break/>String </text:span><text:span text:style-name="T7">nombre_especie</text:span><text:span text:style-name="T8">;<text:line-break/></text:span><text:span text:style-name="T7">double envergadura</text:span><text:span text:style-name="T8">;<text:line-break/>double </text:span><text:span text:style-name="T7">peso</text:span><text:span text:style-name="T8">;</text:span></text:p>
            <text:p text:style-name="P10">}</text:p>
          </text:list-item>
        </text:list>
      </text:section>
      <text:list text:continue-numbering="true" text:style-name="L1">
        <text:list-header>
          <text:p text:style-name="P11">PEGA AQUÍ UNA CAPTURA DE LA SOLUCIÓN</text:p>
          <text:p text:style-name="P12"/>
        </text:list-header>
      </text:list>
      <text:section text:style-name="Sect1" text:name="1.3" text:protected="true">
        <text:list text:continue-numbering="true" text:style-name="L1">
          <text:list-header>
            <text:p text:style-name="P12">1.3. Crear dos métodos constructores (uno sin parámetros y otro con todos los parámetros), además de los métodos getter &amp; setter para todas las variables de clase. Para esta tarea se debe usar la generación de código automática.</text:p>
          </text:list-header>
        </text:list>
      </text:section>
      <text:list text:continue-numbering="true" text:style-name="L1">
        <text:list-header>
          <text:p text:style-name="P11">PEGA AQUÍ UNA CAPTURA DE LA SOLUCIÓN</text:p>
          <text:p text:style-name="P12"/>
        </text:list-header>
      </text:list>
      <text:section text:style-name="Sect1" text:name="1.4" text:protected="true">
        <text:list text:continue-numbering="true" text:style-name="L1">
          <text:list-header>
            <text:p text:style-name="P12">1.4. Crear un método llamado imprimir que muestre los datos de un objeto de esta clase. El código fuente para este método será el siguiente:</text:p>
            <text:p text:style-name="P13"><text:line-break/><text:span text:style-name="T8">public void imprimir () {<text:line-break/>System.out.println("</text:span><text:span text:style-name="T7">ZOOLÓGICO DE CUENCA – SECCIÓN DE AVES</text:span><text:span text:style-name="T8">"); </text:span><text:soft-page-break/><text:span text:style-name="T8">System.out.println("Registro Sanitario No 48/38751");<text:line-break/>System.out.println("Para consultar el </text:span><text:span text:style-name="T5">nombre del animal</text:span><text:span text:style-name="T8"> revise la etiqueta");<text:line-break/>System.out.println("Peso: "+this.peso);<text:line-break/>System.out.println("</text:span><text:span text:style-name="T5">Envergadura</text:span><text:span text:style-name="T8">: " + this.</text:span><text:span text:style-name="T5">envergadura</text:span><text:span text:style-name="T8">);</text:span></text:p>
            <text:p text:style-name="P14">System.out.println("<text:span text:style-name="T10">Nombre de la especie</text:span>: " + this.<text:span text:style-name="T10">nombre_especie</text:span>);</text:p>
            <text:p text:style-name="P15">}</text:p>
          </text:list-header>
        </text:list>
      </text:section>
      <text:list text:continue-numbering="true" text:style-name="L1">
        <text:list-header>
          <text:p text:style-name="P11">PEGA AQUÍ UNA CAPTURA DE LA SOLUCIÓN</text:p>
          <text:p text:style-name="P16"/>
        </text:list-header>
      </text:list>
      <text:section text:style-name="Sect1" text:name="1.5" text:protected="true">
        <text:list text:continue-numbering="true" text:style-name="L1">
          <text:list-header>
            <text:p text:style-name="P16">1.5. Generar los comentarios <text:span text:style-name="T8">Javadoc</text:span> para nuestro proyecto, incluyendo comentarios para la clase y todos sus métodos. Comprobar mediante la herramienta "<text:span text:style-name="T8">Analyze Javadoc</text:span>" que no tenemos ningún método sin documentar y ningún error en la documentación.</text:p>
          </text:list-header>
        </text:list>
      </text:section>
      <text:list text:continue-numbering="true" text:style-name="L1">
        <text:list-header>
          <text:p text:style-name="P11">PEGA AQUÍ UNA CAPTURA DE LA SOLUCIÓN</text:p>
          <text:p text:style-name="P16"/>
        </text:list-header>
      </text:list>
      <text:section text:style-name="Sect1" text:name="1.6" text:protected="true">
        <text:list text:continue-numbering="true" text:style-name="L1">
          <text:list-header>
            <text:p text:style-name="P16">1.6. Una vez comprobado que nuestra documentación está preparada (sin errores en la salida del <text:span text:style-name="T8">Analyzer</text:span>), generar la documentación <text:span text:style-name="T8">Javadoc</text:span> para el proyecto.</text:p>
          </text:list-header>
        </text:list>
      </text:section>
      <text:list text:continue-numbering="true" text:style-name="L1">
        <text:list-header>
          <text:p text:style-name="P11">PEGA AQUÍ UNA CAPTURA DE LA SOLUCIÓN</text:p>
          <text:p text:style-name="P16"/>
        </text:list-header>
      </text:list>
      <text:section text:style-name="Sect1" text:name="1.7" text:protected="true">
        <text:list text:continue-numbering="true" text:style-name="L1">
          <text:list-header>
            <text:p text:style-name="P16">1.7. Generar un primer commit con el comentario "v1 - Creación clase Pájaro". Aseguraos que se incluyen todos los ficheros del proyecto.</text:p>
          </text:list-header>
        </text:list>
      </text:section>
      <text:list text:continue-numbering="true" text:style-name="L1">
        <text:list-header>
          <text:p text:style-name="P11">PEGA AQUÍ UNA CAPTURA DE LA SOLUCIÓN</text:p>
          <text:p text:style-name="P16"/>
        </text:list-header>
      </text:list>
      <text:section text:style-name="Sect1" text:name="1.8" text:protected="true">
        <text:list text:continue-numbering="true" text:style-name="L1">
          <text:list-header>
            <text:p text:style-name="P16">1.8. Cambiar el nombre a la clase Pájaro, asignando el nuevo nombre Ave. El cambio de nombre debe aplicarse también a los comentarios de la clase, si los hubiese.</text:p>
          </text:list-header>
        </text:list>
      </text:section>
      <text:list text:continue-numbering="true" text:style-name="L1">
        <text:list-header>
          <text:p text:style-name="P11">PEGA AQUÍ UNA CAPTURA DE LA SOLUCIÓN</text:p>
          <text:p text:style-name="P16"/>
        </text:list-header>
      </text:list>
      <text:section text:style-name="Sect1" text:name="1.9" text:protected="true">
        <text:list text:continue-numbering="true" text:style-name="L1">
          <text:list-header>
            <text:p text:style-name="P16">1.9. Extraer un método con las líneas que imprimen los datos del objeto <text:span text:style-name="T11">Ave</text:span> (es decir, las tres últimas líneas del método). El nuevo método se llamará imprimir_detalle.</text:p>
          </text:list-header>
        </text:list>
      </text:section>
      <text:list text:continue-numbering="true" text:style-name="L1">
        <text:list-header>
          <text:p text:style-name="P11">PEGA AQUÍ UNA CAPTURA DE LA SOLUCIÓN</text:p>
          <text:p text:style-name="P16"/>
        </text:list-header>
      </text:list>
      <text:section text:style-name="Sect1" text:name="1.10" text:protected="true">
        <text:list text:continue-numbering="true" text:style-name="L1">
          <text:list-header>
            <text:p text:style-name="P16">1.10. Cambiar el nombre al método imprimir de la clase <text:span text:style-name="T11">Ave</text:span> y asignarle el nuevo nombre imprimir_cabecera.</text:p>
          </text:list-header>
        </text:list>
      </text:section>
      <text:list text:continue-numbering="true" text:style-name="L1">
        <text:list-header>
          <text:p text:style-name="P11">PEGA AQUÍ UNA CAPTURA DE LA SOLUCIÓN</text:p>
          <text:p text:style-name="P16"/>
        </text:list-header>
      </text:list>
      <text:section text:style-name="Sect1" text:name="1.11" text:protected="true">
        <text:list text:continue-numbering="true" text:style-name="L1">
          <text:list-header>
            <text:p text:style-name="P16">1.11. Cambiar el nombre a la variable <text:span text:style-name="T11">nombre_especie</text:span> para que pase a llamarse <text:span text:style-name="T11">especie</text:span>, de forma que el cambio aplique también a los métodos creados.</text:p>
          </text:list-header>
        </text:list>
      </text:section>
      <text:list text:continue-numbering="true" text:style-name="L1">
        <text:list-header>
          <text:p text:style-name="P11">PEGA AQUÍ UNA CAPTURA DE LA SOLUCIÓN</text:p>
          <text:p text:style-name="P16"/>
        </text:list-header>
      </text:list>
      <text:section text:style-name="Sect1" text:name="1.12" text:protected="true">
        <text:list text:continue-numbering="true" text:style-name="L1">
          <text:list-header>
            <text:p text:style-name="P16">1.12. Encapsular todas las variables de clase de la clase <text:span text:style-name="T11">Ave</text:span>.</text:p>
          </text:list-header>
        </text:list>
      </text:section>
      <text:list text:continue-numbering="true" text:style-name="L1">
        <text:list-header>
          <text:p text:style-name="P11">PEGA AQUÍ UNA CAPTURA DE LA SOLUCIÓN</text:p>
          <text:p text:style-name="P16"/>
        </text:list-header>
      </text:list>
      <text:section text:style-name="Sect1" text:name="1.13" text:protected="true">
        <text:list text:continue-numbering="true" text:style-name="L1">
          <text:list-header>
            <text:p text:style-name="P16">1.13. Generar una segunda versión con el comentario "v2 - Primera Entrega".</text:p>
          </text:list-header>
        </text:list>
      </text:section>
      <text:list text:continue-numbering="true" text:style-name="L1">
        <text:list-header>
          <text:p text:style-name="P11"><text:soft-page-break/>PEGA AQUÍ UNA CAPTURA DE LA SOLUCIÓN</text:p>
          <text:p text:style-name="P16"/>
        </text:list-header>
      </text:list>
      <text:section text:style-name="Sect1" text:name="1.14" text:protected="true">
        <text:list text:continue-numbering="true" text:style-name="L1">
          <text:list-header>
            <text:p text:style-name="P16">1.14. Mostrar las diferencias de los ficheros entre las versiones v1 y v2.</text:p>
          </text:list-header>
        </text:list>
      </text:section>
      <text:list text:continue-numbering="true" text:style-name="L1">
        <text:list-header>
          <text:p text:style-name="P11">PEGA AQUÍ UNA CAPTURA DE LA SOLUCIÓN</text:p>
          <text:p text:style-name="P16"/>
        </text:list-header>
      </text:list>
      <text:section text:style-name="Sect1" text:name="1.15" text:protected="true">
        <text:list text:continue-numbering="true" text:style-name="L1">
          <text:list-header>
            <text:p text:style-name="P16">1.15. Comprobar en el browser de repositorios de Git que la nueva versión ha sido creada.</text:p>
          </text:list-header>
        </text:list>
      </text:section>
      <text:list text:continue-numbering="true" text:style-name="L1">
        <text:list-header>
          <text:p text:style-name="P17">PEGA AQUÍ UNA CAPTURA DE LA SOLUCIÓN</text:p>
          <text:p text:style-name="P18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8:22:17.976877200</meta:creation-date>
    <dc:date>2025-05-19T19:11:21.414211400</dc:date>
    <meta:editing-duration>PT12M14S</meta:editing-duration>
    <meta:editing-cycles>4</meta:editing-cycles>
    <meta:generator>LibreOffice/25.2.3.2$Windows_X86_64 LibreOffice_project/bbb074479178df812d175f709636b368952c2ce3</meta:generator>
    <meta:document-statistic meta:table-count="0" meta:image-count="0" meta:object-count="0" meta:page-count="3" meta:paragraph-count="56" meta:word-count="634" meta:character-count="3685" meta:non-whitespace-character-count="3131"/>
  </office:meta>
</office:document-meta>
</file>